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style:font-face style:name="Segoe UI Emoji" svg:font-family="'Segoe UI Emoji'" style:font-pitch="variable"/>
    <style:font-face style:name="Segoe UI Symbol" svg:font-family="'Segoe UI Symbol'" style:font-pitch="variable"/>
    <style:font-face style:name="Verdana" svg:font-family="Verdana, sans-serif"/>
  </office:font-face-decls>
  <office:automatic-styles>
    <style:style style:name="P1" style:family="paragraph" style:parent-style-name="Standard">
      <style:paragraph-properties fo:margin-top="0in" fo:margin-bottom="0.139in" style:contextual-spacing="false" fo:line-height="115%" fo:text-align="center" style:justify-single-word="false"/>
      <style:text-properties fo:color="#000000" loext:opacity="100%" style:font-name="Arial1" fo:font-size="11pt" fo:font-weight="bold" officeooo:paragraph-rsid="000a6702" style:font-name-asian="Segoe UI Emoji" style:font-name-complex="Arial1" style:font-size-complex="11p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Verdana" fo:font-size="9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e3e3e3"/>
    </style:style>
    <style:style style:name="P4" style:family="paragraph" style:parent-style-name="Text_20_body" style:list-style-name="L2">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e3e3e3"/>
    </style:style>
    <style:style style:name="P5" style:family="paragraph" style:parent-style-name="Text_20_body" style:list-style-name="L3">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e3e3e3"/>
    </style:style>
    <style:style style:name="P6" style:family="paragraph" style:parent-style-name="Text_20_body" style:list-style-name="L4">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e3e3e3"/>
    </style:style>
    <style:style style:name="P7" style:family="paragraph" style:parent-style-name="Text_20_body" style:list-style-name="L5">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e3e3e3"/>
    </style:style>
    <style:style style:name="P8" style:family="paragraph" style:parent-style-name="Text_20_body" style:list-style-name="L6">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e3e3e3"/>
    </style:style>
    <style:style style:name="P9" style:family="paragraph" style:parent-style-name="Text_20_body" style:list-style-name="L7">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e3e3e3"/>
    </style:style>
    <style:style style:name="P10" style:family="paragraph" style:parent-style-name="Text_20_body" style:list-style-name="L8">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e3e3e3"/>
    </style:style>
    <style:style style:name="P11" style:family="paragraph" style:parent-style-name="Text_20_body" style:list-style-name="L9">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e3e3e3"/>
    </style:style>
    <style:style style:name="P12" style:family="paragraph" style:parent-style-name="Text_20_body" style:list-style-name="L10">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e3e3e3"/>
    </style:style>
    <style:style style:name="P13" style:family="paragraph" style:parent-style-name="Text_20_body">
      <style:paragraph-properties fo:margin-left="1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italic" style:text-underline-style="none" fo:font-weight="normal" style:text-blinking="false" fo:background-color="#e6b8af"/>
    </style:style>
    <style:style style:name="P14" style:family="paragraph" style:parent-style-name="Text_20_body">
      <style:paragraph-properties fo:margin-top="0in" fo:margin-bottom="0in" style:contextual-spacing="false" fo:line-height="138%" style:writing-mode="lr-tb"/>
      <style:text-properties fo:font-variant="normal" fo:text-transform="none" fo:color="#000000" loext:opacity="100%" style:font-name="Courier New" fo:font-size="13.5pt" fo:font-style="normal" style:text-underline-style="solid" style:text-underline-width="auto" style:text-underline-color="font-color" fo:font-weight="bold" fo:background-color="#ffffff"/>
    </style:style>
    <style:style style:name="P15" style:family="paragraph" style:parent-style-name="Text_20_body">
      <style:paragraph-properties fo:margin-top="0in" fo:margin-bottom="0in" style:contextual-spacing="false" fo:line-height="138%" style:writing-mode="lr-tb"/>
      <style:text-properties fo:font-variant="normal" fo:text-transform="none" fo:color="#0d0d0d" loext:opacity="100%" style:font-name="Roboto" fo:font-size="14pt" fo:font-style="normal" style:text-underline-style="solid" style:text-underline-width="auto" style:text-underline-color="font-color" fo:font-weight="bold" fo:background-color="#b6d7a8"/>
    </style:style>
    <style:style style:name="P16" style:family="paragraph" style:parent-style-name="Text_20_body">
      <style:paragraph-properties fo:margin-top="0in" fo:margin-bottom="0in" style:contextual-spacing="false" fo:line-height="138%" style:writing-mode="lr-tb"/>
      <style:text-properties fo:font-variant="normal" fo:text-transform="none" fo:color="#0d0d0d" loext:opacity="100%" style:text-line-through-style="none" style:text-line-through-type="none" style:font-name="Roboto" fo:font-size="10pt" fo:font-style="normal" style:text-underline-style="none" fo:font-weight="normal" style:text-blinking="false" fo:background-color="#b6d7a8"/>
    </style:style>
    <style:style style:name="P17" style:family="paragraph" style:parent-style-name="Text_20_body">
      <style:paragraph-properties fo:margin-top="0in" fo:margin-bottom="0in" style:contextual-spacing="false" fo:line-height="138%" style:writing-mode="lr-tb"/>
      <style:text-properties fo:font-variant="normal" fo:text-transform="none" fo:color="#0d0d0d" loext:opacity="100%" style:text-line-through-style="none" style:text-line-through-type="none" style:text-underline-style="none" style:text-blinking="false" fo:background-color="#b6d7a8"/>
    </style:style>
    <style:style style:name="P18" style:family="paragraph" style:parent-style-name="Text_20_body">
      <style:text-properties fo:font-weight="normal"/>
    </style:style>
    <style:style style:name="P19" style:family="paragraph" style:parent-style-name="Text_20_body">
      <style:paragraph-properties fo:margin-left="0.5in" fo:margin-right="0in" fo:text-indent="0in" style:auto-text-indent="false"/>
    </style:style>
    <style:style style:name="P20" style:family="paragraph" style:parent-style-name="WW-Standard">
      <style:paragraph-properties fo:margin-top="0in" fo:margin-bottom="0.139in" style:contextual-spacing="false" fo:line-height="115%" fo:text-align="center" style:justify-single-word="false"/>
      <style:text-properties fo:color="#000000" loext:opacity="100%" style:font-name="Arial1" fo:font-size="11pt" fo:font-weight="bold" officeooo:paragraph-rsid="000a6702" style:font-name-asian="Segoe UI Emoji" style:font-name-complex="Arial1" style:font-size-complex="11pt"/>
    </style:style>
    <style:style style:name="P21" style:family="paragraph" style:parent-style-name="WW-Standard">
      <style:paragraph-properties fo:margin-top="0in" fo:margin-bottom="0.139in" style:contextual-spacing="false" fo:line-height="115%" fo:text-align="center" style:justify-single-word="false"/>
      <style:text-properties fo:color="#000000" loext:opacity="100%" style:font-name="Arial1" fo:font-size="11pt" fo:font-weight="bold" officeooo:paragraph-rsid="000a6702" style:font-name-asian="Segoe UI Symbol" style:font-name-complex="Arial1" style:font-size-complex="11pt"/>
    </style:style>
    <style:style style:name="P22" style:family="paragraph" style:parent-style-name="WW-Standard">
      <style:paragraph-properties fo:margin-top="0in" fo:margin-bottom="0.139in" style:contextual-spacing="false" fo:line-height="115%" fo:text-align="center" style:justify-single-word="false"/>
      <style:text-properties fo:color="#000000" loext:opacity="100%" style:font-name="Arial1" fo:font-size="11pt" officeooo:paragraph-rsid="000a6702" style:font-name-complex="Arial1"/>
    </style:style>
    <style:style style:name="P23" style:family="paragraph" style:parent-style-name="WW-Standard">
      <style:paragraph-properties fo:margin-top="0in" fo:margin-bottom="0.139in" style:contextual-spacing="false" fo:line-height="115%" fo:text-align="center" style:justify-single-word="false"/>
      <style:text-properties fo:color="#000000" loext:opacity="100%" style:font-name="Arial1" fo:font-size="11pt" officeooo:paragraph-rsid="000a6702" style:font-name-complex="Arial1" style:font-size-complex="11pt"/>
    </style:style>
    <style:style style:name="P24" style:family="paragraph" style:parent-style-name="WW-Standard">
      <style:paragraph-properties fo:margin-top="0in" fo:margin-bottom="0.139in" style:contextual-spacing="false" fo:line-height="115%" fo:text-align="center" style:justify-single-word="false"/>
      <style:text-properties fo:color="#000000" loext:opacity="100%" style:font-name="Arial1" fo:font-size="20pt" fo:font-weight="bold" officeooo:paragraph-rsid="000a6702" style:font-name-asian="Segoe UI Symbol" style:font-size-asian="20pt" style:font-name-complex="Arial1" style:font-size-complex="20pt"/>
    </style:style>
    <style:style style:name="P25" style:family="paragraph" style:parent-style-name="WW-Standard">
      <style:paragraph-properties fo:margin-top="0in" fo:margin-bottom="0.139in" style:contextual-spacing="false" fo:line-height="115%" fo:text-align="center" style:justify-single-word="false"/>
      <style:text-properties officeooo:paragraph-rsid="000a6702"/>
    </style:style>
    <style:style style:name="T1" style:family="text">
      <style:text-properties fo:color="#000000" loext:opacity="100%" style:font-name="Arial1" fo:font-size="11pt" fo:font-weight="bold" style:font-name-asian="Segoe UI Symbol" style:font-name-complex="Arial1" style:font-size-complex="11pt"/>
    </style:style>
    <style:style style:name="T2" style:family="text">
      <style:text-properties fo:color="#000000" loext:opacity="100%" style:font-name="Arial1" fo:font-size="11pt" style:text-underline-style="none" fo:font-weight="bold" style:font-name-asian="Segoe UI Symbol" style:language-asian="zxx" style:country-asian="none" style:font-name-complex="Arial1" style:font-size-complex="11pt"/>
    </style:style>
    <style:style style:name="T3" style:family="text">
      <style:text-properties fo:color="#000000" loext:opacity="100%" style:font-name="Arial1" fo:font-size="11pt" style:font-name-complex="Arial1" style:font-size-complex="11pt"/>
    </style:style>
    <style:style style:name="T4" style:family="text">
      <style:text-properties style:font-name="Roboto" fo:font-size="10pt" fo:font-style="italic" fo:font-weight="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WireGuard LXC</text:p>
      <text:p text:style-name="P21">WireGuard is a free and open-source virtual private network (VPN) software that uses modern cryptography to secure the data transmitted over a network. It is designed to be fast, secure, and easy to use. WireGuard supports various operating systems, including Linux, Windows, macOS, Android, and iOS. It operates at the network layer and is capable of being used with a wide range of protocols and configurations. Unlike other VPN protocols, WireGuard is designed to be simple and fast, with a focus on security and speed. It is known for its ease of setup and configuration, making it a popular choice for personal and commercial use.</text:p>
      <text:p text:style-name="P22"/>
      <text:p text:style-name="P21">To create a new Proxmox VE WireGuard LXC, run the command below in the Proxmox VE Shell.</text:p>
      <text:p text:style-name="P21">To Update WireGuard or Install a Dashboard, run the command below in the LXC Console.</text:p>
      <text:p text:style-name="P22"/>
      <text:p text:style-name="P21">Copy</text:p>
      <text:p text:style-name="P25"><text:span text:style-name="T1">bash -c "$(wget -qLO - </text:span><text:a xlink:type="simple" xlink:href="https://github.com/tteck/Proxmox/raw/main/ct/wireguard.sh" text:style-name="Internet_20_link" text:visited-style-name="Visited_20_Internet_20_Link"><text:span text:style-name="T2">https://github.com/tteck/Proxmox/raw/main/ct/wireguard.sh</text:span></text:a><text:span text:style-name="T3">)"</text:span></text:p>
      <text:p text:style-name="P21">⚡ Default Settings: 512MiB RAM - 2GB Storage - 1vCPU ⚡</text:p>
      <text:p text:style-name="P20">⚙️ Host Configuration</text:p>
      <text:p text:style-name="P22"/>
      <text:p text:style-name="P20">Copy</text:p>
      <text:p text:style-name="P20">nano /etc/pivpn/wireguard/setupVars.conf</text:p>
      <text:p text:style-name="P20">⚙️ Add Clients</text:p>
      <text:p text:style-name="P23">pivpn -a</text:p>
      <text:p text:style-name="P23">pivpn -qr</text:p>
      <text:p text:style-name="P22"/>
      <text:p text:style-name="P20">Copy</text:p>
      <text:p text:style-name="P20">pivpn add</text:p>
      <text:p text:style-name="P1"><text:bookmark text:name="docs-internal-guid-96117cf1-7fff-123e-6490-13fed65528b4"/></text:p>
      <text:p text:style-name="P2">Bitte beachtet das sich im laufe der Zeit einige Sachen ändern können und dadurch die Anleitung</text:p>
      <text:p text:style-name="P2">nicht mehr zu 100% funktionieren kann. Sobald sich aber grundlegende Dinge ändern, werde ich das Video neu aufzeichnen.</text:p>
      <text:p text:style-name="P18"><text:line-break/></text:p>
      <text:p text:style-name="P15"><text:soft-page-break/>Bitte</text:p>
      <text:p text:style-name="P16">Wenn die Anleitung bei euch funktioniert, hinterlasst für alle anderen Zuschauer ein Kommentar auf YouTube mit der Info, dass sie noch funktioniert (am besten mit Datum).</text:p>
      <text:p text:style-name="P16">Es melden sich immer wieder Zuschauer die schreiben das die Anleitung nicht mehr Up-to-Date ist und nicht funktioniert,</text:p>
      <text:p text:style-name="P16">beim Überprüfen muss ich immer wieder feststellen, dass sie noch funktioniert und das der/die Zuschauer irgendwo einen Fehler gemacht haben.</text:p>
      <text:p text:style-name="P16">Ihr könnt mir sehr viel Arbeit abnehmen mit einem einfachen Kommentar</text:p>
      <text:p text:style-name="P17">„<text:span text:style-name="T4">Danke es hat funktioniert xx.xx.2023“</text:span></text:p>
      <text:p text:style-name="P16">Falls es nicht klappen sollte, bitte kurze Infos wo und was für eine Fehlermeldung ihr erhalten habt. </text:p>
      <text:p text:style-name="Text_20_body"/>
      <text:p text:style-name="P14">Befehle:</text:p>
      <text:p text:style-name="P18"><text:line-break/></text:p>
      <text:list text:style-name="L1">
        <text:list-item>
          <text:p text:style-name="P3">apt update &amp;&amp; apt upgrade -y</text:p>
        </text:list-item>
      </text:list>
      <text:p text:style-name="P19"/>
      <text:list text:style-name="L2">
        <text:list-item>
          <text:p text:style-name="P4">do-release-upgrade</text:p>
        </text:list-item>
      </text:list>
      <text:p text:style-name="P19"/>
      <text:p text:style-name="P13">Befehle in Proxmox Shell!!! (https://pve.proxmox.com/wiki/OpenVPN_in_LXC)</text:p>
      <text:p text:style-name="Text_20_body"/>
      <text:list text:style-name="L3">
        <text:list-item>
          <text:p text:style-name="P5">nano /etc/pve/lxc/xxx.conf</text:p>
        </text:list-item>
      </text:list>
      <text:p text:style-name="P19"/>
      <text:list text:style-name="L4">
        <text:list-item>
          <text:p text:style-name="P6">lxc.cgroup2.devices.allow: c 10:200 rwm</text:p>
        </text:list-item>
      </text:list>
      <text:p text:style-name="P19"/>
      <text:list text:style-name="L5">
        <text:list-item>
          <text:p text:style-name="P7">lxc.mount.entry: /dev/net dev/net none bind,create=dir</text:p>
        </text:list-item>
      </text:list>
      <text:p text:style-name="P19"/>
      <text:list text:style-name="L6">
        <text:list-item>
          <text:p text:style-name="P8">chown 100000:100000 /dev/net/tun</text:p>
        </text:list-item>
      </text:list>
      <text:p text:style-name="P19"/>
      <text:list text:style-name="L7">
        <text:list-item>
          <text:p text:style-name="P9">https://github.com/Nyr/wireguard-install</text:p>
        </text:list-item>
      </text:list>
      <text:p text:style-name="P19"/>
      <text:list text:style-name="L8">
        <text:list-item>
          <text:p text:style-name="P10">wget https://git.io/wireguard -O wireguard-install.sh &amp;&amp; bash wireguard-install.sh</text:p>
        </text:list-item>
      </text:list>
      <text:p text:style-name="P19"/>
      <text:list text:style-name="L9">
        <text:list-item>
          <text:p text:style-name="P11">chmod +x wireguard-install.sh</text:p>
        </text:list-item>
      </text:list>
      <text:p text:style-name="P19"/>
      <text:list text:style-name="L10">
        <text:list-item>
          <text:p text:style-name="P12"><text:soft-page-break/>./wireguard-install.sh</text:p>
        </text:list-item>
      </text:list>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style:font-face style:name="Segoe UI Emoji" svg:font-family="'Segoe UI Emoji'" style:font-pitch="variable"/>
    <style:font-face style:name="Segoe UI Symbol" svg:font-family="'Segoe UI Symbol'" style:font-pitch="variable"/>
    <style:font-face style:name="Verdana" svg:font-family="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W-Standard" style:family="paragraph">
      <style:paragraph-properties fo:text-align="start" style:justify-single-word="false" style:writing-mode="lr-tb"/>
      <style:text-properties style:use-window-font-color="true" loext:opacity="0%" style:font-name="Calibri" fo:font-family="Calibri" style:font-family-generic="roman" style:font-pitch="variable" fo:font-size="12pt" fo:language="en" fo:country="US" style:letter-kerning="true" style:font-name-asian="Calibri1" style:font-family-asian="Calibri" style:font-family-generic-asian="swiss" style:font-pitch-asian="variable" style:font-size-asian="12pt" style:language-asian="hi" style:country-asian="IN" style:font-name-complex="Calibri" style:font-family-complex="Calibri" style:font-family-generic-complex="roman" style:font-pitch-complex="variable" style:font-size-complex="12pt" style:language-complex="hi" style:country-complex="IN"/>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8T16:17:14.947000000</meta:creation-date>
    <dc:date>2023-07-18T17:16:49.228000000</dc:date>
    <meta:editing-duration>PT59M34S</meta:editing-duration>
    <meta:editing-cycles>2</meta:editing-cycles>
    <meta:generator>LibreOffice/7.5.4.2$Windows_X86_64 LibreOffice_project/36ccfdc35048b057fd9854c757a8b67ec53977b6</meta:generator>
    <meta:document-statistic meta:table-count="0" meta:image-count="0" meta:object-count="0" meta:page-count="3" meta:paragraph-count="38" meta:word-count="354" meta:character-count="2398" meta:non-whitespace-character-count="2087"/>
  </office:meta>
</office:document-meta>
</file>